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3419243387280.1" style:family="table-column">
      <style:table-column-properties style:rel-column-width="42900*"/>
    </style:style>
    <style:style style:name="AppyTable13419243387280.2" style:family="table-column">
      <style:table-column-properties style:rel-column-width="22100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>
          <text:p text:style-name="podNumberItem">    aaaa
    </text:p>
        </text:list-item>
        <text:list-item>
          <text:list text:style-name="podNumberedList" text:continue-numbering="false">
            <text:list-item>
              <text:p text:style-name="podNumberItem">        Azerty</text:p>
            </text:list-item>
            <text:list-item>
              <text:p text:style-name="podNumberItem">        aaaa</text:p>
            </text:list-item>
          </text:list>
        </text:list-item>
        <text:list-item>
          <text:p text:style-name="podNumberItem">    
    
    edzfrgh</text:p>
        </text:list-item>
        <text:list-item>
          <text:p text:style-name="podNumberItem">    Kupu</text:p>
        </text:list-item>
      </text:list>
      <table:table table:name="AppyTable13419243387280" table:style-name="podTable">
        <table:table-column table:style-name="AppyTable13419243387280.1"/>
        <table:table-column table:style-name="AppyTable13419243387280.2"/>
        <table:table-row>
          <table:table-cell table:style-name="podCell">
            <text:p text:style-name="Appy_Table_Content">    
        
            a</text:p>
          </table:table-cell>
          <table:table-cell table:style-name="podCell">
            <text:p text:style-name="Appy_Table_Content">            b</text:p>
          </table:table-cell>
        </table:table-row>
        <table:table-row>
          <table:table-cell table:style-name="podCell">
            <text:p text:style-name="Appy_Table_Content">        
        
            x</text:p>
          </table:table-cell>
          <table:table-cell table:style-name="podCell">
            <text:p text:style-name="Appy_Table_Content">            vvv</text:p>
          </table:table-cell>
        </table:table-row>
        <table:table-row>
          <table:table-cell table:style-name="podCell">
            <text:p text:style-name="Appy_Table_Content">        
        
            bbb</text:p>
          </table:table-cell>
          <table:table-cell table:style-name="podCell">
            <text:p text:style-name="Appy_Table_Content">            vvvvv</text:p>
          </table:table-cell>
        </table:table-row>
      </table:table>
      <text:p/>
      <text:p>        
    

 
hghdghghgh</text:p>
      <text:list text:style-name="podBulletedList">
        <text:list-item>
          <text:p text:style-name="podBulletItem">    aaa</text:p>
        </text:list-item>
        <text:list-item/>
        <text:list-item>
          <text:p text:style-name="podBulletItem">     
    bvbb</text:p>
        </text:list-item>
      </text:list>
      <text:list text:style-name="podNumberedList" text:continue-numbering="false">
        <text:list-item>
          <text:p text:style-name="podNumberItem">    regrg</text:p>
        </text:list-item>
        <text:list-item/>
      </text:list>
      <text:p>     
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</text:p>
      <text:p/>
      <text:p> 
vghriqghrghgfd  hgkll hgjkf lghjfkd slhgjfd klhgjfds klghjfds s&amp;é@èù 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èù vghriqghrghgfd  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